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Palatino Linotype" svg:font-family="'Palatino Linotype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officeooo:rsid="00175f4c" officeooo:paragraph-rsid="00175f4c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use-window-font-color="true" style:font-name="Calibri1" fo:font-size="36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22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22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Palatino Linotype" fo:font-size="12pt" fo:font-weight="normal" fo:background-color="transparent" style:font-name-asian="Palatino Linotype" style:font-name-complex="Palatino Linotype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Palatino Linotype" fo:font-size="12pt" fo:font-weight="normal" fo:background-color="transparent" style:font-name-asian="Palatino Linotype" style:font-name-complex="Palatino Linotype"/>
    </style:style>
    <style:style style:name="P9" style:family="paragraph" style:parent-style-name="Standard">
      <style:paragraph-properties fo:line-height="150%" fo:text-align="justify" style:justify-single-word="false"/>
      <style:text-properties style:use-window-font-color="true" style:font-name="Palatino Linotype" fo:font-size="18pt" fo:font-weight="normal" fo:background-color="transparent" style:font-name-asian="Palatino Linotype" style:font-name-complex="Palatino Linotype"/>
    </style:style>
    <style:style style:name="P10" style:family="paragraph" style:parent-style-name="Standard">
      <style:paragraph-properties fo:line-height="150%" fo:text-align="justify" style:justify-single-word="false"/>
      <style:text-properties style:use-window-font-color="true" style:font-name="Palatino Linotype" fo:font-size="20pt" fo:font-weight="normal" fo:background-color="transparent" style:font-name-asian="Palatino Linotype" style:font-name-complex="Palatino Linotype"/>
    </style:style>
    <style:style style:name="T1" style:family="text">
      <style:text-properties style:use-window-font-color="true" style:font-name="Palatino Linotype" fo:font-size="12pt" fo:font-weight="normal" fo:background-color="transparent" loext:char-shading-value="0" style:font-name-asian="Palatino Linotype" style:font-name-complex="Palatino Linotype"/>
    </style:style>
    <style:style style:name="T2" style:family="text">
      <style:text-properties officeooo:rsid="00175f4c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.Vishnu vikas rao </text:p>
      <text:p text:style-name="P2">19<text:span text:style-name="T2">2125036</text:span></text:p>
      <text:p text:style-name="P4">Computer Networks</text:p>
      <text:p text:style-name="P5">Experment(5):-</text:p>
      <text:p text:style-name="P6">Aim:-</text:p>
      <text:p text:style-name="P7">Data Link Layer Traffic Simulation using Packet Tracer Analysis of ARP.</text:p>
      <text:p text:style-name="P9">Software requirements:-</text:p>
      <text:p text:style-name="P7">Pc's,hub,server.</text:p>
      <text:p text:style-name="P10">Algorithm:-</text:p>
      <text:p text:style-name="P7">step1:-lets take two pc's.</text:p>
      <text:p text:style-name="P7">step2:-also take hub and server.</text:p>
      <text:p text:style-name="P7">step3:-connect all requirements with connectors.</text:p>
      <text:p text:style-name="P7">step4:-give ip adress to all pcs and to server.</text:p>
      <text:p text:style-name="P7">step5:-send messages through one pc to server.</text:p>
      <text:p text:style-name="P1"><draw:frame draw:style-name="fr1" draw:name="1" text:anchor-type="as-char" svg:width="5.7665in" style:rel-width="scale" svg:height="3.2417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><text:soft-page-break/><draw:frame draw:style-name="fr1" draw:name="2" text:anchor-type="as-char" svg:width="5.7665in" style:rel-width="scale" svg:height="3.2417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8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Palatino Linotype" svg:font-family="'Palatino Linotype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7T20:54:53.358000000</dc:date>
    <meta:editing-duration>PT47S</meta:editing-duration>
    <meta:editing-cycles>1</meta:editing-cycles>
    <meta:document-statistic meta:table-count="0" meta:image-count="0" meta:object-count="2" meta:page-count="2" meta:paragraph-count="16" meta:word-count="53" meta:character-count="384" meta:non-whitespace-character-count="344"/>
    <meta:generator>Neat_Office/6.2.8.2$Windows_x86 LibreOffice_project/</meta:generator>
  </office:meta>
</office:document-meta>
</file>